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729fcf" draw:fill-color="#729fcf" draw:textarea-horizontal-align="justify" draw:textarea-vertical-align="middle" draw:auto-grow-height="false"/>
    </style:style>
    <style:style style:name="gr2" style:family="graphic" style:parent-style-name="standard">
      <style:graphic-properties svg:stroke-color="#729fcf" draw:fill-color="#729fcf" draw:textarea-horizontal-align="center" draw:textarea-vertical-align="middle" draw:auto-grow-height="false" fo:wrap-option="no-wrap"/>
    </style:style>
    <style:style style:name="gr3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svg:stroke-color="#000000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fo:min-height="0.639cm"/>
    </style:style>
    <style:style style:name="gr8" style:family="graphic" style:parent-style-name="standard">
      <style:graphic-properties draw:stroke="none" svg:stroke-color="#000000" draw:fill="none" draw:fill-color="#ffffff" fo:min-height="0.385cm"/>
    </style:style>
    <style:style style:name="gr9" style:family="graphic" style:parent-style-name="standard">
      <style:graphic-properties draw:stroke="none" svg:stroke-color="#000000" draw:fill="none" draw:fill-color="#ffffff" fo:min-height="1.143cm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none" draw:fill-color="#ffffff" fo:min-height="0.889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21.59cm" fo:text-align="start" fo:text-indent="0cm"/>
    </style:style>
    <style:style style:name="P3" style:family="paragraph">
      <style:paragraph-properties fo:margin-left="0cm" fo:margin-right="21.59cm" fo:text-align="start" fo:text-indent="0cm"/>
      <style:text-properties fo:text-shadow="none"/>
    </style:style>
    <style:style style:name="P4" style:family="paragraph">
      <style:paragraph-properties fo:text-align="end"/>
    </style:style>
    <style:style style:name="P5" style:family="paragraph">
      <style:paragraph-properties fo:text-align="end"/>
      <style:text-properties fo:font-size="14pt" style:font-size-asian="14pt" style:font-size-complex="14pt"/>
    </style:style>
    <style:style style:name="P6" style:family="paragraph">
      <style:paragraph-properties fo:text-align="center"/>
      <style:text-properties fo:font-size="10pt" style:font-size-asian="10pt" style:font-size-complex="10pt"/>
    </style:style>
    <style:style style:name="P7" style:family="paragraph">
      <style:paragraph-properties fo:text-align="center"/>
      <style:text-properties fo:font-size="8pt" style:font-size-asian="8pt" style:font-size-complex="8pt"/>
    </style:style>
    <style:style style:name="P8" style:family="paragraph">
      <style:text-properties fo:font-size="14pt" style:font-size-asian="14pt" style:font-size-complex="14pt"/>
    </style:style>
    <style:style style:name="T1" style:family="text">
      <style:text-properties fo:text-shadow="none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699cm" svg:height="4.572cm" svg:x="3.54cm" svg:y="9.636cm">
          <text:p text:style-name="P1">Next State</text:p>
          <text:p text:style-name="P1">Logic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032cm" svg:height="4.572cm" svg:x="9.89cm" svg:y="9.636cm">
          <text:p text:style-name="P2"><text:span text:style-name="T1"><text:s text:c="121"/></text:span><text:span text:style-name="T1">State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699cm" svg:height="4.572cm" svg:x="13.446cm" svg:y="9.636cm">
          <text:p text:style-name="P1">Next State</text:p>
          <text:p text:style-name="P1">Logic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8.239cm" svg:y1="11.922cm" svg:x2="9.89cm" svg:y2="11.922cm">
          <text:p/>
        </draw:line>
        <draw:line draw:style-name="gr4" draw:text-style-name="P1" xml:id="id1" draw:id="id1" draw:layer="layout" svg:x1="11.922cm" svg:y1="11.922cm" svg:x2="13.446cm" svg:y2="11.922cm">
          <text:p/>
        </draw:line>
        <draw:line draw:style-name="gr4" draw:text-style-name="P1" xml:id="id2" draw:id="id2" draw:layer="layout" svg:x1="7.604cm" svg:y1="15.859cm" svg:x2="7.604cm" svg:y2="14.208cm">
          <text:p/>
        </draw:line>
        <draw:connector draw:style-name="gr5" draw:text-style-name="P1" draw:layer="layout" draw:line-skew="2.846cm" svg:x1="12.684cm" svg:y1="11.922cm" svg:x2="7.604cm" svg:y2="15.859cm" draw:start-shape="id1" draw:start-glue-point="0" draw:end-shape="id2" draw:end-glue-point="2" svg:d="M12684 11922v3937h-5080" svg:viewBox="0 0 5081 3938">
          <text:p/>
        </draw:connector>
        <draw:custom-shape draw:style-name="gr6" draw:text-style-name="P1" draw:layer="layout" svg:width="0.762cm" svg:height="0.762cm" draw:transform="rotate (-1.56451314148772) translate (10.652cm 13.19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7" draw:text-style-name="P4" draw:layer="layout" svg:width="3.81cm" svg:height="0.962cm" draw:transform="rotate (1.58144283523206) translate (8.547cm 11.414cm)">
          <draw:text-box>
            <text:p>Next State</text:p>
          </draw:text-box>
        </draw:frame>
        <draw:frame draw:style-name="gr7" draw:text-style-name="P4" draw:layer="layout" svg:width="4.69cm" svg:height="0.962cm" draw:transform="rotate (1.58144283523206) translate (12.103cm 11.414cm)">
          <draw:text-box>
            <text:p>Current State</text:p>
          </draw:text-box>
        </draw:frame>
        <draw:custom-shape draw:style-name="gr6" draw:text-style-name="P1" draw:layer="layout" svg:width="0.381cm" svg:height="0.381cm" svg:x="10.779cm" svg:y="14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4.048cm" svg:y1="7.604cm" svg:x2="4.048cm" svg:y2="9.636cm">
          <text:p/>
        </draw:line>
        <draw:line draw:style-name="gr4" draw:text-style-name="P4" draw:layer="layout" svg:x1="5.064cm" svg:y1="7.604cm" svg:x2="5.064cm" svg:y2="9.636cm">
          <text:p/>
        </draw:line>
        <draw:line draw:style-name="gr4" draw:text-style-name="P4" draw:layer="layout" svg:x1="5.953cm" svg:y1="7.604cm" svg:x2="5.953cm" svg:y2="9.636cm">
          <text:p/>
        </draw:line>
        <draw:line draw:style-name="gr4" draw:text-style-name="P4" draw:layer="layout" svg:x1="6.842cm" svg:y1="7.604cm" svg:x2="6.842cm" svg:y2="9.636cm">
          <text:p/>
        </draw:line>
        <draw:line draw:style-name="gr4" draw:text-style-name="P4" draw:layer="layout" svg:x1="1.508cm" svg:y1="10.144cm" svg:x2="3.54cm" svg:y2="10.171cm">
          <text:p/>
        </draw:line>
        <draw:line draw:style-name="gr4" draw:text-style-name="P4" draw:layer="layout" svg:x1="1.508cm" svg:y1="10.906cm" svg:x2="3.54cm" svg:y2="10.918cm">
          <text:p/>
        </draw:line>
        <draw:line draw:style-name="gr4" draw:text-style-name="P4" draw:layer="layout" svg:x1="1.508cm" svg:y1="11.668cm" svg:x2="3.54cm" svg:y2="11.676cm">
          <text:p/>
        </draw:line>
        <draw:line draw:style-name="gr4" draw:text-style-name="P4" draw:layer="layout" svg:x1="1.508cm" svg:y1="12.428cm" svg:x2="3.54cm" svg:y2="12.43cm">
          <text:p/>
        </draw:line>
        <draw:line draw:style-name="gr4" draw:text-style-name="P4" draw:layer="layout" svg:x1="1.508cm" svg:y1="13.827cm" svg:x2="3.54cm" svg:y2="13.86cm">
          <text:p/>
        </draw:line>
        <draw:line draw:style-name="gr4" draw:text-style-name="P4" draw:layer="layout" svg:x1="1.508cm" svg:y1="13.192cm" svg:x2="3.54cm" svg:y2="13.192cm">
          <text:p/>
        </draw:line>
        <draw:frame draw:style-name="gr8" draw:text-style-name="P5" draw:layer="layout" svg:width="1.143cm" svg:height="0.806cm" svg:x="0.619cm" svg:y="9.719cm">
          <draw:text-box>
            <text:p><text:span text:style-name="T2">x1</text:span></text:p>
          </draw:text-box>
        </draw:frame>
        <draw:frame draw:style-name="gr8" draw:text-style-name="P5" draw:layer="layout" svg:width="1.143cm" svg:height="0.806cm" svg:x="0.619cm" svg:y="10.481cm">
          <draw:text-box>
            <text:p><text:span text:style-name="T2">x2</text:span></text:p>
          </draw:text-box>
        </draw:frame>
        <draw:frame draw:style-name="gr8" draw:text-style-name="P5" draw:layer="layout" svg:width="1.143cm" svg:height="0.806cm" svg:x="0.619cm" svg:y="11.243cm">
          <draw:text-box>
            <text:p><text:span text:style-name="T2">x3</text:span></text:p>
          </draw:text-box>
        </draw:frame>
        <draw:frame draw:style-name="gr8" draw:text-style-name="P5" draw:layer="layout" svg:width="1.143cm" svg:height="0.806cm" svg:x="0.619cm" svg:y="12.049cm">
          <draw:text-box>
            <text:p><text:span text:style-name="T2">y1</text:span></text:p>
          </draw:text-box>
        </draw:frame>
        <draw:frame draw:style-name="gr8" draw:text-style-name="P5" draw:layer="layout" svg:width="1.143cm" svg:height="0.806cm" svg:x="0.619cm" svg:y="12.767cm">
          <draw:text-box>
            <text:p><text:span text:style-name="T2">y2</text:span></text:p>
          </draw:text-box>
        </draw:frame>
        <draw:frame draw:style-name="gr8" draw:text-style-name="P5" draw:layer="layout" svg:width="1.143cm" svg:height="0.806cm" svg:x="0.619cm" svg:y="13.446cm">
          <draw:text-box>
            <text:p><text:span text:style-name="T2">y3</text:span></text:p>
          </draw:text-box>
        </draw:frame>
        <draw:frame draw:style-name="gr8" draw:text-style-name="P5" draw:layer="layout" svg:width="4.445cm" svg:height="0.806cm" draw:transform="rotate (1.57952297305487) translate (3.623cm 7.731cm)">
          <draw:text-box>
            <text:p><text:span text:style-name="T2">opcode_received</text:span></text:p>
          </draw:text-box>
        </draw:frame>
        <draw:frame draw:style-name="gr8" draw:text-style-name="P5" draw:layer="layout" svg:width="4.445cm" svg:height="0.806cm" draw:transform="rotate (1.57952297305487) translate (4.595cm 7.738cm)">
          <draw:text-box>
            <text:p><text:span text:style-name="T2">frame_ready</text:span></text:p>
          </draw:text-box>
        </draw:frame>
        <draw:frame draw:style-name="gr8" draw:text-style-name="P5" draw:layer="layout" svg:width="4.445cm" svg:height="0.806cm" draw:transform="rotate (1.57952297305487) translate (5.484cm 7.731cm)">
          <draw:text-box>
            <text:p><text:span text:style-name="T2">data_ready</text:span></text:p>
          </draw:text-box>
        </draw:frame>
        <draw:frame draw:style-name="gr8" draw:text-style-name="P5" draw:layer="layout" svg:width="4.445cm" svg:height="0.806cm" draw:transform="rotate (1.57952297305487) translate (6.417cm 7.731cm)">
          <draw:text-box>
            <text:p><text:span text:style-name="T2">finished</text:span></text:p>
          </draw:text-box>
        </draw:frame>
        <draw:line draw:style-name="gr4" draw:text-style-name="P4" draw:layer="layout" svg:x1="14.462cm" svg:y1="14.208cm" svg:x2="14.462cm" svg:y2="16.24cm">
          <text:p/>
        </draw:line>
        <draw:line draw:style-name="gr4" draw:text-style-name="P4" draw:layer="layout" svg:x1="15.859cm" svg:y1="14.208cm" svg:x2="15.859cm" svg:y2="16.24cm">
          <text:p/>
        </draw:line>
        <draw:line draw:style-name="gr4" draw:text-style-name="P4" draw:layer="layout" svg:x1="17.256cm" svg:y1="14.208cm" svg:x2="17.256cm" svg:y2="16.24cm">
          <text:p/>
        </draw:line>
        <draw:line draw:style-name="gr4" draw:text-style-name="P4" draw:layer="layout" svg:x1="13.7cm" svg:y1="14.208cm" svg:x2="13.7cm" svg:y2="16.24cm">
          <text:p/>
        </draw:line>
        <draw:line draw:style-name="gr4" draw:text-style-name="P4" draw:layer="layout" svg:x1="15.097cm" svg:y1="14.208cm" svg:x2="15.097cm" svg:y2="16.24cm">
          <text:p/>
        </draw:line>
        <draw:line draw:style-name="gr4" draw:text-style-name="P4" draw:layer="layout" svg:x1="16.494cm" svg:y1="14.208cm" svg:x2="16.494cm" svg:y2="16.24cm">
          <text:p/>
        </draw:line>
        <draw:line draw:style-name="gr4" draw:text-style-name="P4" draw:layer="layout" svg:x1="17.891cm" svg:y1="14.208cm" svg:x2="17.891cm" svg:y2="16.24cm">
          <text:p/>
        </draw:line>
        <draw:frame draw:style-name="gr7" draw:text-style-name="P5" draw:layer="layout" svg:width="4.445cm" svg:height="0.889cm" draw:transform="rotate (1.5707963267949) translate (13.319cm 19.415cm)">
          <draw:text-box>
            <text:p><text:span text:style-name="T2">next_triangle</text:span></text:p>
          </draw:text-box>
        </draw:frame>
        <draw:frame draw:style-name="gr7" draw:text-style-name="P5" draw:layer="layout" svg:width="4.445cm" svg:height="0.889cm" draw:transform="rotate (1.5707963267949) translate (13.954cm 19.288cm)">
          <draw:text-box>
            <text:p><text:span text:style-name="T2">load_texture</text:span></text:p>
          </draw:text-box>
        </draw:frame>
        <draw:frame draw:style-name="gr7" draw:text-style-name="P5" draw:layer="layout" svg:width="4.445cm" svg:height="0.889cm" draw:transform="rotate (1.5707963267949) translate (14.589cm 18.526cm)">
          <draw:text-box>
            <text:p><text:span text:style-name="T2">get_rgba</text:span></text:p>
          </draw:text-box>
        </draw:frame>
        <draw:frame draw:style-name="gr7" draw:text-style-name="P5" draw:layer="layout" svg:width="4.445cm" svg:height="0.889cm" draw:transform="rotate (1.5707963267949) translate (15.478cm 18.526cm)">
          <draw:text-box>
            <text:p><text:span text:style-name="T2">get_pixel</text:span></text:p>
          </draw:text-box>
        </draw:frame>
        <draw:frame draw:style-name="gr7" draw:text-style-name="P5" draw:layer="layout" svg:width="4.445cm" svg:height="0.889cm" draw:transform="rotate (1.5707963267949) translate (16.021cm 19.542cm)">
          <draw:text-box>
            <text:p><text:span text:style-name="T2">pixel_number</text:span></text:p>
          </draw:text-box>
        </draw:frame>
        <draw:frame draw:style-name="gr7" draw:text-style-name="P5" draw:layer="layout" svg:width="4.445cm" svg:height="0.889cm" draw:transform="rotate (1.5707963267949) translate (16.748cm 19.161cm)">
          <draw:text-box>
            <text:p><text:span text:style-name="T2">pixel_ready</text:span></text:p>
          </draw:text-box>
        </draw:frame>
        <draw:frame draw:style-name="gr7" draw:text-style-name="P5" draw:layer="layout" svg:width="4.445cm" svg:height="0.889cm" draw:transform="rotate (1.5707963267949) translate (17.51cm 19.923cm)">
          <draw:text-box>
            <text:p><text:span text:style-name="T2">frame_ready_o</text:span></text:p>
          </draw:text-box>
        </draw:frame>
        <draw:frame draw:style-name="gr9" draw:text-style-name="P6" draw:layer="layout" svg:width="2.413cm" svg:height="1.393cm" svg:x="7.731cm" svg:y="11.672cm">
          <draw:text-box>
            <text:p text:style-name="P1"><text:span text:style-name="T3">/</text:span></text:p>
            <text:p text:style-name="P1"><text:span text:style-name="T3">5</text:span></text:p>
          </draw:text-box>
        </draw:frame>
        <draw:frame draw:style-name="gr9" draw:text-style-name="P6" draw:layer="layout" svg:width="2.413cm" svg:height="1.393cm" svg:x="11.033cm" svg:y="11.672cm">
          <draw:text-box>
            <text:p text:style-name="P1"><text:span text:style-name="T3">/</text:span></text:p>
            <text:p text:style-name="P1"><text:span text:style-name="T3">5</text:span></text:p>
          </draw:text-box>
        </draw:frame>
        <draw:frame draw:style-name="gr9" draw:text-style-name="P6" draw:layer="layout" svg:width="2.413cm" svg:height="1.393cm" svg:x="1cm" svg:y="9.89cm">
          <draw:text-box>
            <text:p text:style-name="P1"><text:span text:style-name="T3">/</text:span></text:p>
            <text:p text:style-name="P1"><text:span text:style-name="T3">16</text:span></text:p>
          </draw:text-box>
        </draw:frame>
        <draw:frame draw:style-name="gr9" draw:text-style-name="P6" draw:layer="layout" svg:width="2.413cm" svg:height="1.393cm" svg:x="1cm" svg:y="10.652cm">
          <draw:text-box>
            <text:p text:style-name="P1"><text:span text:style-name="T3">/</text:span></text:p>
            <text:p text:style-name="P1"><text:span text:style-name="T3">16</text:span></text:p>
          </draw:text-box>
        </draw:frame>
        <draw:frame draw:style-name="gr9" draw:text-style-name="P6" draw:layer="layout" svg:width="2.413cm" svg:height="1.393cm" svg:x="1cm" svg:y="11.414cm">
          <draw:text-box>
            <text:p text:style-name="P1"><text:span text:style-name="T3">/</text:span></text:p>
            <text:p text:style-name="P1"><text:span text:style-name="T3">16</text:span></text:p>
          </draw:text-box>
        </draw:frame>
        <draw:frame draw:style-name="gr9" draw:text-style-name="P6" draw:layer="layout" svg:width="2.413cm" svg:height="1.393cm" svg:x="1cm" svg:y="12.176cm">
          <draw:text-box>
            <text:p text:style-name="P1"><text:span text:style-name="T3">/</text:span></text:p>
            <text:p text:style-name="P1"><text:span text:style-name="T3">16</text:span></text:p>
          </draw:text-box>
        </draw:frame>
        <draw:frame draw:style-name="gr9" draw:text-style-name="P6" draw:layer="layout" svg:width="2.413cm" svg:height="1.393cm" svg:x="1cm" svg:y="12.938cm">
          <draw:text-box>
            <text:p text:style-name="P1"><text:span text:style-name="T3">/</text:span></text:p>
            <text:p text:style-name="P1"><text:span text:style-name="T3">16</text:span></text:p>
          </draw:text-box>
        </draw:frame>
        <draw:frame draw:style-name="gr9" draw:text-style-name="P6" draw:layer="layout" svg:width="2.413cm" svg:height="1.393cm" svg:x="1cm" svg:y="13.577cm">
          <draw:text-box>
            <text:p text:style-name="P1"><text:span text:style-name="T3">/</text:span></text:p>
            <text:p text:style-name="P1"><text:span text:style-name="T3">16</text:span></text:p>
          </draw:text-box>
        </draw:frame>
        <draw:frame draw:style-name="gr9" draw:text-style-name="P6" draw:layer="layout" svg:width="2.413cm" svg:height="1.393cm" draw:transform="rotate (1.5707963267949) translate (16.24cm 16.113cm)">
          <draw:text-box>
            <text:p text:style-name="P1"><text:span text:style-name="T3">/</text:span></text:p>
            <text:p text:style-name="P1"><text:span text:style-name="T3">19</text:span></text:p>
          </draw:text-box>
        </draw:frame>
        <draw:custom-shape draw:style-name="gr10" draw:text-style-name="P7" draw:layer="layout" svg:width="0.762cm" svg:height="0.762cm" svg:x="5.616cm" svg:y="13.44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1" draw:layer="layout" svg:width="0.762cm" svg:height="0.762cm" draw:transform="rotate (-1.56451314148772) translate (14.249cm 13.19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1" draw:layer="layout" svg:width="0.381cm" svg:height="0.381cm" svg:x="4.475cm" svg:y="14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81cm" svg:height="0.381cm" svg:x="14.254cm" svg:y="9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8" draw:layer="layout" svg:width="1.651cm" svg:height="1.139cm" svg:x="5.491cm" svg:y="14.208cm">
          <draw:text-box>
            <text:p text:style-name="P8"><text:span text:style-name="T2">clk</text:span></text:p>
          </draw:text-box>
        </draw:frame>
        <draw:frame draw:style-name="gr11" draw:text-style-name="P8" draw:layer="layout" svg:width="1.651cm" svg:height="1.139cm" svg:x="8.92cm" svg:y="13.192cm">
          <draw:text-box>
            <text:p text:style-name="P8"><text:span text:style-name="T2">clk</text:span></text:p>
          </draw:text-box>
        </draw:frame>
        <draw:frame draw:style-name="gr11" draw:text-style-name="P8" draw:layer="layout" svg:width="1.651cm" svg:height="1.139cm" svg:x="12.476cm" svg:y="13.196cm">
          <draw:text-box>
            <text:p text:style-name="P8"><text:span text:style-name="T2">clk</text:span></text:p>
          </draw:text-box>
        </draw:frame>
        <draw:frame draw:style-name="gr11" draw:text-style-name="P8" draw:layer="layout" svg:width="1.651cm" svg:height="1.139cm" svg:x="3.84cm" svg:y="14.466cm">
          <draw:text-box>
            <text:p text:style-name="P8"><text:span text:style-name="T2">reset</text:span></text:p>
          </draw:text-box>
        </draw:frame>
        <draw:frame draw:style-name="gr11" draw:text-style-name="P8" draw:layer="layout" svg:width="1.651cm" svg:height="1.139cm" svg:x="10.19cm" svg:y="14.466cm">
          <draw:text-box>
            <text:p text:style-name="P8"><text:span text:style-name="T2">reset</text:span></text:p>
          </draw:text-box>
        </draw:frame>
        <draw:frame draw:style-name="gr11" draw:text-style-name="P8" draw:layer="layout" svg:width="1.651cm" svg:height="1.139cm" svg:x="13.619cm" svg:y="8.497cm">
          <draw:text-box>
            <text:p text:style-name="P8"><text:span text:style-name="T2">rese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eeeeee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0.03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entor Graphics</meta:initial-creator>
    <meta:creation-date>2016-04-30T15:13:38.686267975</meta:creation-date>
    <dc:date>2016-04-30T19:13:39.244478281</dc:date>
    <dc:creator>Mentor Graphics</dc:creator>
    <meta:editing-duration>PT4M33S</meta:editing-duration>
    <meta:editing-cycles>2</meta:editing-cycles>
    <meta:generator>LibreOffice/4.2.8.2$Linux_X86_64 LibreOffice_project/420$Build-2</meta:generator>
    <meta:document-statistic meta:object-count="64"/>
  </office:meta>
</office:document-meta>
</file>